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style:font-name="Arial" style:text-underline-style="solid" style:text-underline-width="auto" style:text-underline-color="font-color" officeooo:rsid="0000a44c" officeooo:paragraph-rsid="0000a44c"/>
    </style:style>
    <style:style style:name="P2" style:family="paragraph" style:parent-style-name="Heading_20_1">
      <style:text-properties style:font-name="Arial" officeooo:rsid="0000a44c" officeooo:paragraph-rsid="0000a44c"/>
    </style:style>
    <style:style style:name="P3" style:family="paragraph" style:parent-style-name="Heading_20_2">
      <style:text-properties style:font-name="Arial" officeooo:rsid="0000a44c" officeooo:paragraph-rsid="0000a44c"/>
    </style:style>
    <style:style style:name="P4" style:family="paragraph" style:parent-style-name="Heading_20_2">
      <style:text-properties officeooo:paragraph-rsid="000390fa"/>
    </style:style>
    <style:style style:name="P5" style:family="paragraph" style:parent-style-name="Text_20_body" style:list-style-name="L1">
      <style:text-properties style:font-name="Arial" officeooo:rsid="0000a44c" officeooo:paragraph-rsid="0000a44c"/>
    </style:style>
    <style:style style:name="P6" style:family="paragraph" style:parent-style-name="Text_20_body" style:list-style-name="L2">
      <style:text-properties style:font-name="Arial" officeooo:rsid="0000a44c" officeooo:paragraph-rsid="0000a44c"/>
    </style:style>
    <style:style style:name="P7" style:family="paragraph" style:parent-style-name="Text_20_body">
      <style:text-properties style:font-name="Arial" fo:font-style="normal" fo:font-weight="bold" officeooo:rsid="000acf46" officeooo:paragraph-rsid="000acf46" style:font-style-asian="normal" style:font-weight-asian="bold" style:font-style-complex="normal" style:font-weight-complex="bold"/>
    </style:style>
    <style:style style:name="P8" style:family="paragraph" style:parent-style-name="Text_20_body">
      <style:text-properties style:font-name="Arial" fo:font-style="normal" fo:font-weight="bold" officeooo:rsid="000acf46" officeooo:paragraph-rsid="000c0efc" style:font-style-asian="normal" style:font-weight-asian="bold" style:font-style-complex="normal" style:font-weight-complex="bold"/>
    </style:style>
    <style:style style:name="P9" style:family="paragraph" style:parent-style-name="Text_20_body">
      <style:text-properties style:font-name="Arial" fo:font-style="normal" fo:font-weight="bold" officeooo:rsid="000c0efc" officeooo:paragraph-rsid="000c0efc" style:font-style-asian="normal" style:font-weight-asian="bold" style:font-style-complex="normal" style:font-weight-complex="bold"/>
    </style:style>
    <style:style style:name="P10" style:family="paragraph" style:parent-style-name="Text_20_body">
      <style:text-properties style:font-name="Arial" fo:font-style="normal" fo:font-weight="bold" officeooo:rsid="000c0efc" officeooo:paragraph-rsid="000dffae" style:font-style-asian="normal" style:font-weight-asian="bold" style:font-style-complex="normal" style:font-weight-complex="bold"/>
    </style:style>
    <style:style style:name="P11" style:family="paragraph" style:parent-style-name="Text_20_body">
      <style:text-properties style:font-name="Arial" fo:font-style="normal" fo:font-weight="bold" officeooo:rsid="000c0efc" officeooo:paragraph-rsid="000e780c" style:font-style-asian="normal" style:font-weight-asian="bold" style:font-style-complex="normal" style:font-weight-complex="bold"/>
    </style:style>
    <style:style style:name="P12" style:family="paragraph" style:parent-style-name="Text_20_body">
      <style:text-properties style:font-name="Arial" fo:font-style="normal" fo:font-weight="bold" officeooo:rsid="000c0efc" officeooo:paragraph-rsid="000fe3c5" style:font-style-asian="normal" style:font-weight-asian="bold" style:font-style-complex="normal" style:font-weight-complex="bold"/>
    </style:style>
    <style:style style:name="P13" style:family="paragraph" style:parent-style-name="Text_20_body">
      <style:text-properties style:font-name="Arial" fo:font-style="normal" fo:font-weight="bold" officeooo:rsid="000c0efc" officeooo:paragraph-rsid="00142e91" style:font-style-asian="normal" style:font-weight-asian="bold" style:font-style-complex="normal" style:font-weight-complex="bold"/>
    </style:style>
    <style:style style:name="P14" style:family="paragraph" style:parent-style-name="Text_20_body">
      <style:text-properties style:font-name="Arial" fo:font-style="normal" fo:font-weight="bold" officeooo:rsid="000c0efc" officeooo:paragraph-rsid="001612f6" style:font-style-asian="normal" style:font-weight-asian="bold" style:font-style-complex="normal" style:font-weight-complex="bold"/>
    </style:style>
    <style:style style:name="P15" style:family="paragraph" style:parent-style-name="Text_20_body">
      <style:text-properties style:font-name="Arial" fo:font-style="normal" fo:font-weight="bold" officeooo:rsid="001612f6" officeooo:paragraph-rsid="001612f6" style:font-style-asian="normal" style:font-weight-asian="bold" style:font-style-complex="normal" style:font-weight-complex="bold"/>
    </style:style>
    <style:style style:name="P16" style:family="paragraph" style:parent-style-name="Text_20_body">
      <style:text-properties style:font-name="Arial" fo:font-style="normal" fo:font-weight="bold" officeooo:rsid="0017befd" officeooo:paragraph-rsid="001845b1" style:font-style-asian="normal" style:font-weight-asian="bold" style:font-style-complex="normal" style:font-weight-complex="bold"/>
    </style:style>
    <style:style style:name="P17" style:family="paragraph" style:parent-style-name="Text_20_body">
      <style:paragraph-properties fo:text-align="start" style:justify-single-word="false"/>
      <style:text-properties style:font-name="Arial" fo:font-style="italic" fo:font-weight="normal" officeooo:rsid="000fe3c5" officeooo:paragraph-rsid="000fe3c5"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style:font-name="Arial" fo:font-style="italic" fo:font-weight="normal" officeooo:rsid="000fe3c5" officeooo:paragraph-rsid="001033f9" style:font-style-asian="italic" style:font-weight-asian="normal" style:font-style-complex="italic" style:font-weight-complex="normal"/>
    </style:style>
    <style:style style:name="P19" style:family="paragraph" style:parent-style-name="Text_20_body">
      <style:paragraph-properties fo:text-align="start" style:justify-single-word="false"/>
      <style:text-properties style:font-name="Arial" fo:font-style="italic" fo:font-weight="normal" officeooo:rsid="000fe3c5" officeooo:paragraph-rsid="00108c98" style:font-style-asian="italic" style:font-weight-asian="normal" style:font-style-complex="italic" style:font-weight-complex="normal"/>
    </style:style>
    <style:style style:name="P20" style:family="paragraph" style:parent-style-name="Text_20_body">
      <style:text-properties officeooo:paragraph-rsid="000390fa"/>
    </style:style>
    <style:style style:name="P21" style:family="paragraph" style:parent-style-name="Text_20_body">
      <style:text-properties fo:font-weight="bold" officeooo:rsid="000390fa" officeooo:paragraph-rsid="000390fa" style:font-weight-asian="bold" style:font-weight-complex="bold"/>
    </style:style>
    <style:style style:name="P22" style:family="paragraph" style:parent-style-name="Text_20_body">
      <style:text-properties fo:font-weight="bold" officeooo:rsid="000390fa" officeooo:paragraph-rsid="0005d78f" style:font-weight-asian="bold" style:font-weight-complex="bold"/>
    </style:style>
    <style:style style:name="P23" style:family="paragraph" style:parent-style-name="Text_20_body">
      <style:text-properties officeooo:paragraph-rsid="000e87d6"/>
    </style:style>
    <style:style style:name="P24" style:family="paragraph" style:parent-style-name="Text_20_body">
      <style:text-properties officeooo:paragraph-rsid="000eb630"/>
    </style:style>
    <style:style style:name="P25" style:family="paragraph" style:parent-style-name="Text_20_body">
      <style:text-properties officeooo:paragraph-rsid="000fe3c5"/>
    </style:style>
    <style:style style:name="T1" style:family="text">
      <style:text-properties style:font-name="Arial"/>
    </style:style>
    <style:style style:name="T2" style:family="text">
      <style:text-properties style:font-name="Arial" officeooo:rsid="0000a44c"/>
    </style:style>
    <style:style style:name="T3" style:family="text">
      <style:text-properties style:font-name="Arial" fo:font-size="16.1000003814697pt" fo:font-weight="bold" officeooo:rsid="000390fa" style:font-name-asian="Microsoft YaHei" style:font-size-asian="16.1000003814697pt" style:font-weight-asian="bold" style:font-name-complex="Arial2" style:font-size-complex="16.1000003814697pt" style:font-weight-complex="bold"/>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style:font-name="Arial" fo:font-style="italic" fo:font-weight="normal" officeooo:rsid="00044e6d" style:font-style-asian="italic" style:font-weight-asian="normal" style:font-style-complex="italic" style:font-weight-complex="normal"/>
    </style:style>
    <style:style style:name="T6" style:family="text">
      <style:text-properties style:font-name="Arial" fo:font-style="italic" fo:font-weight="normal" officeooo:rsid="0005d78f" style:font-style-asian="italic" style:font-weight-asian="normal" style:font-style-complex="italic" style:font-weight-complex="normal"/>
    </style:style>
    <style:style style:name="T7" style:family="text">
      <style:text-properties style:font-name="Arial" fo:font-style="italic" fo:font-weight="normal" officeooo:rsid="0009f8f5" style:font-style-asian="italic" style:font-weight-asian="normal" style:font-style-complex="italic" style:font-weight-complex="normal"/>
    </style:style>
    <style:style style:name="T8" style:family="text">
      <style:text-properties style:font-name="Arial" fo:font-style="italic" fo:font-weight="normal" officeooo:rsid="000acf46" style:font-style-asian="italic" style:font-weight-asian="normal" style:font-style-complex="italic" style:font-weight-complex="normal"/>
    </style:style>
    <style:style style:name="T9" style:family="text">
      <style:text-properties style:font-name="Arial" fo:font-style="italic" fo:font-weight="normal" officeooo:rsid="000e780c" style:font-style-asian="italic" style:font-weight-asian="normal" style:font-style-complex="italic" style:font-weight-complex="normal"/>
    </style:style>
    <style:style style:name="T10" style:family="text">
      <style:text-properties style:font-name="Arial" fo:font-style="italic" fo:font-weight="normal" officeooo:rsid="000e87d6" style:font-style-asian="italic" style:font-weight-asian="normal" style:font-style-complex="italic" style:font-weight-complex="normal"/>
    </style:style>
    <style:style style:name="T11" style:family="text">
      <style:text-properties style:font-name="Arial" fo:font-style="italic" fo:font-weight="normal" officeooo:rsid="000eb630" style:font-style-asian="italic" style:font-weight-asian="normal" style:font-style-complex="italic" style:font-weight-complex="normal"/>
    </style:style>
    <style:style style:name="T12" style:family="text">
      <style:text-properties style:font-name="Arial" fo:font-style="normal" officeooo:rsid="00044e6d" style:font-style-asian="normal" style:font-style-complex="normal"/>
    </style:style>
    <style:style style:name="T13" style:family="text">
      <style:text-properties style:font-name="Arial" fo:font-style="normal" officeooo:rsid="0005d78f" style:font-style-asian="normal" style:font-style-complex="normal"/>
    </style:style>
    <style:style style:name="T14" style:family="text">
      <style:text-properties style:font-name="Arial" fo:font-size="13pt" fo:font-style="italic" fo:font-weight="normal" officeooo:rsid="000e87d6" style:font-size-asian="13pt" style:font-style-asian="italic" style:font-weight-asian="normal" style:font-style-complex="italic" style:font-weight-complex="normal"/>
    </style:style>
    <style:style style:name="T15" style:family="text">
      <style:text-properties fo:font-size="16.1000003814697pt" fo:font-weight="bold" style:font-name-asian="Microsoft YaHei" style:font-size-asian="16.1000003814697pt" style:font-weight-asian="bold" style:font-name-complex="Arial2" style:font-size-complex="16.1000003814697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c0efc" style:font-style-asian="italic" style:font-weight-asian="normal" style:font-style-complex="italic" style:font-weight-complex="normal"/>
    </style:style>
    <style:style style:name="T18" style:family="text">
      <style:text-properties fo:font-style="italic" fo:font-weight="normal" officeooo:rsid="000dffae" style:font-style-asian="italic" style:font-weight-asian="normal" style:font-style-complex="italic" style:font-weight-complex="normal"/>
    </style:style>
    <style:style style:name="T19" style:family="text">
      <style:text-properties fo:font-style="italic" fo:font-weight="normal" officeooo:rsid="000e780c" style:font-style-asian="italic" style:font-weight-asian="normal" style:font-style-complex="italic" style:font-weight-complex="normal"/>
    </style:style>
    <style:style style:name="T20" style:family="text">
      <style:text-properties fo:font-style="italic" fo:font-weight="normal" officeooo:rsid="00142e91" style:font-style-asian="italic" style:font-weight-asian="normal" style:font-style-complex="italic" style:font-weight-complex="normal"/>
    </style:style>
    <style:style style:name="T21" style:family="text">
      <style:text-properties fo:font-style="italic" fo:font-weight="normal" officeooo:rsid="0017befd" style:font-style-asian="italic" style:font-weight-asian="normal" style:font-style-complex="italic" style:font-weight-complex="normal"/>
    </style:style>
    <style:style style:name="T22" style:family="text">
      <style:text-properties fo:font-style="italic" fo:font-weight="normal" officeooo:rsid="001845b1" style:font-style-asian="italic" style:font-weight-asian="normal" style:font-style-complex="italic" style:font-weight-complex="normal"/>
    </style:style>
    <style:style style:name="T23" style:family="text">
      <style:text-properties officeooo:rsid="00044e6d"/>
    </style:style>
    <style:style style:name="T24" style:family="text">
      <style:text-properties officeooo:rsid="000e780c"/>
    </style:style>
    <style:style style:name="T25" style:family="text">
      <style:text-properties style:font-name="Arial1" fo:font-size="13pt" fo:font-style="italic" fo:font-weight="normal" officeooo:rsid="000e87d6" style:font-size-asian="13pt" style:font-style-asian="italic" style:font-weight-asian="normal" style:font-style-complex="italic" style:font-weight-complex="normal"/>
    </style:style>
    <style:style style:name="T26" style:family="text">
      <style:text-properties officeooo:rsid="000fe3c5"/>
    </style:style>
    <style:style style:name="T27" style:family="text">
      <style:text-properties officeooo:rsid="001033f9"/>
    </style:style>
    <style:style style:name="T28" style:family="text">
      <style:text-properties officeooo:rsid="00103655"/>
    </style:style>
    <style:style style:name="T29" style:family="text">
      <style:text-properties officeooo:rsid="00108c98"/>
    </style:style>
    <style:style style:name="T30" style:family="text">
      <style:text-properties officeooo:rsid="00125f02"/>
    </style:style>
    <style:style style:name="T31" style:family="text">
      <style:text-properties officeooo:rsid="00142e91"/>
    </style:style>
    <style:style style:name="T32" style:family="text">
      <style:text-properties officeooo:rsid="001612f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ivi Projet CV Bootstrap</text:p>
      <text:h text:style-name="P2" text:outline-level="1">Phase I (deadline prévue: 08/07)</text:h>
      <text:h text:style-name="P3" text:outline-level="2">Infos pertinentes pour recruteurs:</text:h>
      <text:list xml:id="list953524904" text:style-name="L1">
        <text:list-item>
          <text:p text:style-name="P5">Intitulé développeur en recherche apprentissage + durée souhaitée,</text:p>
        </text:list-item>
        <text:list-item>
          <text:p text:style-name="P5">Le «  A Propos » qui va servir d’introduction avant la présentation (rajouter les secteurs d’intérêts comme e-commerce, édition, marketing, etc...,</text:p>
        </text:list-item>
        <text:list-item>
          <text:p text:style-name="P5">Coordonnées, </text:p>
        </text:list-item>
        <text:list-item>
          <text:p text:style-name="P5">Compétences dans le Front-End, le Back-End, les outils bureautiques et internets, <text:s/>la technologie en général (Hardware),</text:p>
        </text:list-item>
        <text:list-item>
          <text:p text:style-name="P5">Langues maîtrisées,</text:p>
        </text:list-item>
        <text:list-item>
          <text:p text:style-name="P5"><text:s/>Soft skills majeures (celles qui apparaissent comme prédominantes et utiles),</text:p>
        </text:list-item>
        <text:list-item>
          <text:p text:style-name="P5">Qualifications et formations (obtenues ou à venir),</text:p>
        </text:list-item>
        <text:list-item>
          <text:p text:style-name="P5">Expériences professionnelles majeures,</text:p>
        </text:list-item>
        <text:list-item>
          <text:p text:style-name="P5">Liens réseaux sociaux/GitHub</text:p>
        </text:list-item>
      </text:list>
      <text:h text:style-name="P3" text:outline-level="2">Infos <text:span text:style-name="T15">secondaires</text:span> pour recruteurs:</text:h>
      <text:list xml:id="list1090783487" text:style-name="L2">
        <text:list-item>
          <text:p text:style-name="P6">Langues d’intéret/étudiées (latin, russe, japonais),</text:p>
        </text:list-item>
        <text:list-item>
          <text:p text:style-name="P6">Centres intérêts, sports, valeurs</text:p>
        </text:list-item>
      </text:list>
      <text:h text:style-name="P4" text:outline-level="2"><text:span text:style-name="T3">Comment les reformuler </text:span><text:span text:style-name="T2">:</text:span></text:h>
      <text:p text:style-name="P20"><text:span text:style-name="T2"/></text:p>
      <text:p text:style-name="P21"><text:span text:style-name="T2">I</text:span><text:span text:style-name="T1">ntitulé: </text:span><text:span text:style-name="T4">Développeur pour servir le web; l’alternance pour servir la compétence</text:span></text:p>
      <text:p text:style-name="P22"><text:span text:style-name="T12">A propos:</text:span><text:span text:style-name="T4"> </text:span><text:span text:style-name="T5">Développeur web curieux et plein de ressources souhaite acquérir l’expérience professionnelle nécessaire pour pleinement réaliser son projet professionnel.Je recherche une entreprise prête à me former en contrat d’apprentissage, au rythme d’une semaine en centre de formation et de trois semaines sur place, de manière à collaborer sur le long-terme en ayant intégré son organisation interne, ses supports et outils de travail.</text:span></text:p>
      <text:p text:style-name="P22"><text:span text:style-name="T13">Présentation</text:span><text:span text:style-name="T12">:</text:span><text:span text:style-name="T4"> <text:s/></text:span><text:span text:style-name="T6">Initialement je viens du domaine de la psychologie </text:span><text:span text:style-name="T8">et envisageait de d</text:span><text:span text:style-name="T7">evenir praticien, mais je n’ai pas poussé jusqu’au Master 2. </text:span><text:span text:style-name="T8">Ayant alors occupé plusieurs postes dans des secteurs diversifiés, j’ai entamé en 2018 une formation pour devenir conseiller funéraire car j’avais travaillé en tant que porteur-fossoyeur-maître de cérémonie et ai occupé un emploi auprès d’OGF Haut-de-Seine jusqu’à fin 2019. La crise sanitaire me privant d’opportunités d’emploi, j’ai alors choisi de me reconvertir dans le </text:span><text:soft-page-break/><text:span text:style-name="T8">développement web car j’ai toujours apprécié les technologies informatiques, la culture web, de plus j’avais déjà commencé à utiliser Python, HTML et CSS pour coder par loisir. </text:span><text:span text:style-name="T7"><text:s/></text:span></text:p>
      <text:p text:style-name="P8"><text:span text:style-name="T23">C</text:span>ompétences: </text:p>
      <text:p text:style-name="P8"><text:span text:style-name="T17">En front-end, je connais et maîtrise bien (liste technologies)</text:span></text:p>
      <text:p text:style-name="P9"><text:span text:style-name="T16">En front-end, je connais et souhaite améliorer (liste technologies)</text:span></text:p>
      <text:p text:style-name="P9"><text:span text:style-name="T16">En back-end, je connais et maîtrise bien (liste technologies)</text:span></text:p>
      <text:p text:style-name="P9"><text:span text:style-name="T16">En back-end, je connais et souhaite améliorer (liste technologies)</text:span></text:p>
      <text:p text:style-name="P9"><text:span text:style-name="T16">En UX/UI Design, je connais et maîtrise (liste concepts/outils) mais souhaite améliorer ma connaissance sur (liste concepts/outils)</text:span></text:p>
      <text:p text:style-name="P10"><text:span text:style-name="T16">En gestion de projet, je connais et maîtrise (liste outils/méthodes) et souhaite approfondir (listes outils/méthodes)</text:span></text:p>
      <text:p text:style-name="P10"><text:span text:style-name="T18">En technologie informatique, je sais faire (liste tâches) et m’intéresse à (liste tâches)</text:span></text:p>
      <text:p text:style-name="P12"><text:span text:style-name="T26">Softskills</text:span><text:span text:style-name="T24"> :</text:span></text:p>
      <text:p text:style-name="P17">La curiosité a beaucoup joué au cours de ma vie: elle est un pilier central dans ma capacité d’apprentissage et a contribué à enrichir ma culture générale. Elle a aussi développé mon sens de l’initiative, je cherche à comprendre le pourquoi du comment du mieux possible de façon à le partager aux plus intéressés par la suite. </text:p>
      <text:p text:style-name="P18"><text:span text:style-name="T27">De facto, l</text:span>a communication est aussi au centre de mes préoccupations, <text:span text:style-name="T27">orale comme écrite. Echanger, informer, reformuler, surtout qu’il est facile de mésinterpréter en étant persuadé que le message est bien transmis. J’ai donc une certaine aisance en la matière, même si parfois des décalages surviennent avec mes interlocuteurs(trices).</text:span></text:p>
      <text:p text:style-name="P19"><text:span text:style-name="T27">Par mon tempérament je suis méticuleux. Le diable se cachant dans les détails, j’aime y consacrer de l’attention de manière à ce que le moins de choses possibles n’aient de conséquences problématiques par la suite. </text:span><text:span text:style-name="T28">Cependant</text:span><text:span text:style-name="T27"> </text:span><text:span text:style-name="T28">j</text:span><text:span text:style-name="T27">e m’efforce </text:span><text:span text:style-name="T28">de ne pas me laisser happer et m’extraire pour une vision plus globale d’un projet.</text:span></text:p>
      <text:p text:style-name="P19"><text:span text:style-name="T29">Pour finir, j’apprécie le travail de groupe car il autorise l’émulation </text:span><text:span text:style-name="T30">collective. Il amène aussi à se confronter à plusieurs visions pour résoudre un problème et franchir des obstacles. Ce n’est pas toujours évident car ils faut savoir composer avec les egos de chacun(e), mais je crois qu’à plusieurs on peut bouger des montagnes quand l’alchimie est là.</text:span><text:span text:style-name="T27"> <text:s/></text:span><text:s/></text:p>
      <text:p text:style-name="P11"><text:span text:style-name="T24">Langues :</text:span></text:p>
      <text:p text:style-name="P11"><text:span text:style-name="T19">Le Français est ma langue maternelle, je sais bien l’exprimer, l’écrire, je fais attention à ma formulation et reste vigilant quant à la grammaire et l’orthographe car je veux que mon message soit lisible et compréhensible.</text:span></text:p>
      <text:p text:style-name="P11"><text:span text:style-name="T19">I’m able to speak English fluently, in order to enunciate a clear and concise message, and write it as well. I’ve been in several countries where English is spoken, and I’m listening many Anglo-Saxon music bands or watch web series and videos in VO. </text:span></text:p>
      <text:p text:style-name="P23"><text:soft-page-break/><text:span text:style-name="T9">Sé hablar y escribir en Español pero es un idioma con </text:span><text:span text:style-name="T10">la c</text:span><text:span text:style-name="T9">ual no soy acostumbrado, </text:span><text:span text:style-name="T10">perd</text:span><text:span text:style-name="T25">í</text:span><text:span text:style-name="T10"> mucho vocabulario e facilidad en comunicar con </text:span><text:span text:style-name="T14">é</text:span><text:span text:style-name="T10">l. Espero subsanar este problema para dominar la lengua hisp</text:span><text:span text:style-name="T14">á</text:span><text:span text:style-name="T10">nica m</text:span><text:span text:style-name="T14">á</text:span><text:span text:style-name="T10">s bien que hoy.</text:span></text:p>
      <text:p text:style-name="P24"><text:span text:style-name="T11">Mais je m’intéresse aussi à d’autres langues :</text:span></text:p>
      <text:p text:style-name="P24"><text:span text:style-name="T11">Latin...</text:span></text:p>
      <text:p text:style-name="P24"><text:span text:style-name="T11">Allemand...</text:span></text:p>
      <text:p text:style-name="P25"><text:span text:style-name="T11">Russe...</text:span></text:p>
      <text:p text:style-name="P13"><text:span text:style-name="T31">Liens</text:span><text:span text:style-name="T24"> : </text:span><text:span text:style-name="T20">Vous pouvez me retrouver respectivement sur LinkedIN pour consulter mon profil professionnel et GitHub pour regarder mes projets personnels ou collectifs.</text:span></text:p>
      <text:p text:style-name="P14"><text:span text:style-name="T32">Centres d’intérêts, sports et valeurs</text:span><text:span text:style-name="T24"> :</text:span><text:span text:style-name="T19"> </text:span></text:p>
      <text:p text:style-name="P15"><text:span text:style-name="T20">J</text:span><text:span text:style-name="T16">e m’intéresse à de nombreux domaines, en particulier tout ce qui a trait de près ou de loin à l’informatique (hardwares, softwares, web, réseau et télécommunications, serveurs, cryptoactifs…), mais aussi aux sciences humaines et sociales (histoire, sociologie, psychologie, </text:span><text:span text:style-name="T21">économie…). La vulcanologie est une science géologique qui m’intéresse aussi et sur laquelle je continue de me renseigner régulièrement. <text:s/></text:span></text:p>
      <text:p text:style-name="P16"><text:span text:style-name="T16">A cela j’ajouterais une certaine passion pour la culture romaine antique, un intérêt pour la cuisine à travers les âges. Par hobbie et souhait de valoriser les produits de la ruche des apiculteurs tout en sensibilisant sur la situation des abeilles près de mon village d’origine, <text:s/>j’ai appris en autodidacte à fabriquer de l’hydromel (plus vieil alcool connu de l’humanité – la photo ci-jointe montre l’</text:span><text:span text:style-name="T22">une de mes réalisations).</text:span></text:p>
      <text:p text:style-name="P16"><text:span text:style-name="T22">En matière de sport, j’apprécie la natation qui est l’une des activités les plus complètes, ainsi que la randonnée qui permet à son rythme de travailler son endurance, en plus de profiter du paysage. C’est aussi un moment agréable à passer entre ami(e)s.</text:span></text:p>
      <text:p text:style-name="P16"><text:span text:style-name="T22">Par le passé j’ai fais aussi du volley-ball en club (7 ans) et du taekwondo (1 an).</text:span><text:span text:style-name="T16"> <text:s text:c="2"/></text:span></text:p>
      <text:p text:style-name="P13"><text:span text:style-name="T20"/></text:p>
      <text:p text:style-name="P8"><text:span text:style-name="T17"/></text:p>
      <text:p text:style-name="P7"><text:span text:style-name="T1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3" svg:font-family="Arial" style:font-family-generic="swiss"/>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1:10:08.096000000</meta:creation-date>
    <dc:date>2021-07-07T15:47:46.836000000</dc:date>
    <meta:editing-duration>PT1H57S</meta:editing-duration>
    <meta:editing-cycles>11</meta:editing-cycles>
    <meta:generator>LibreOffice/7.1.3.2$Windows_X86_64 LibreOffice_project/47f78053abe362b9384784d31a6e56f8511eb1c1</meta:generator>
    <meta:document-statistic meta:table-count="0" meta:image-count="0" meta:object-count="0" meta:page-count="3" meta:paragraph-count="46" meta:word-count="935" meta:character-count="6141" meta:non-whitespace-character-count="5242"/>
  </office:meta>
</office:document-meta>
</file>